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" style:family="table-cell" style:parent-style-name="Default" style:data-style-name="N41">
      <style:table-cell-properties fo:border="0.74pt solid #000000"/>
    </style:style>
    <style:style style:name="ce5" style:family="table-cell" style:parent-style-name="Default">
      <style:table-cell-properties fo:background-color="#ffff00" fo:border="0.74pt solid #000000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7" style:family="table-cell" style:parent-style-name="Default">
      <style:table-cell-properties fo:background-color="#00a933" fo:border="0.74pt solid #000000"/>
    </style:style>
    <style:style style:name="ce8" style:family="table-cell" style:parent-style-name="Default">
      <style:table-cell-properties fo:background-color="#00a933" style:text-align-source="fix" style:repeat-content="false" fo:border="0.74pt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#ff0000" fo:border="0.74pt solid #000000"/>
    </style:style>
    <style:style style:name="ce15" style:family="table-cell" style:parent-style-name="Default">
      <style:table-cell-properties fo:background-color="#ff0000" style:text-align-source="fix" style:repeat-content="false" fo:border="0.74pt solid #000000"/>
      <style:paragraph-properties fo:text-align="end" fo:margin-left="0cm"/>
    </style:style>
    <style:style style:name="ce16" style:family="table-cell" style:parent-style-name="Default">
      <style:table-cell-properties fo:background-color="#2a6099" fo:border="0.74pt solid #000000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xperiments without any limits broken</text:p>
          </table:table-cell>
          <table:covered-table-cell table:number-columns-repeated="3" table:style-name="Default"/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3H37M00S" calcext:value-type="time">
            <text:p>13:37: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3H52M00S" calcext:value-type="time">
            <text:p>13:52:00</text:p>
          </table:table-cell>
          <table:table-cell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6" office:value-type="float" office:value="-110" calcext:value-type="float">
            <text:p>-11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3H53M00S" calcext:value-type="time">
            <text:p>13:53:00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4H53M00S" calcext:value-type="time">
            <text:p>14:53:00</text:p>
          </table:table-cell>
          <table:table-cell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6]/[.D6]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15" table:formula="of:=1-[.I6]/[.H6]" office:value-type="float" office:value="0.992592592592593" calcext:value-type="float">
            <text:p>0,992592592592593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4H58M00S" calcext:value-type="time">
            <text:p>14:58: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5H13M00S" calcext:value-type="time">
            <text:p>15:13:00</text:p>
          </table:table-cell>
          <table:table-cell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-101" calcext:value-type="float">
            <text:p>-101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12" calcext:value-type="float">
            <text:p>-11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5H14M00S" calcext:value-type="time">
            <text:p>15:14:00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14M00S" calcext:value-type="time">
            <text:p>16:14:00</text:p>
          </table:table-cell>
          <table:table-cell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3" calcext:value-type="float">
            <text:p>13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3" calcext:value-type="float">
            <text:p>-103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11]/[.D11]"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table:style-name="ce15" table:formula="of:=1-[.I11]/[.H11]" office:value-type="float" office:value="0.962406015037594" calcext:value-type="float">
            <text:p>0,962406015037594</text:p>
          </table:table-cell>
          <table:table-cell table:style-name="ce15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  <table:table-cell table:number-columns-repeated="4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2"/>
          <table:table-cell/>
          <table:table-cell table:style-name="ce6"/>
          <table:table-cell/>
          <table:table-cell table:style-name="ce6"/>
          <table:table-cell table:style-name="ce15" table:number-columns-repeated="4"/>
          <table:table-cell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2"/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2"/>
          <table:table-cell/>
          <table:table-cell table:style-name="ce6"/>
          <table:table-cell/>
          <table:table-cell table:style-name="ce6"/>
          <table:table-cell table:style-name="ce15" table:number-columns-repeated="4"/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16]/[.D16]" office:value-type="string" office:string-value="" calcext:value-type="error">
            <text:p>#DIV/0!</text:p>
          </table:table-cell>
          <table:table-cell table:style-name="ce6"/>
          <table:table-cell/>
          <table:table-cell table:style-name="ce6"/>
          <table:table-cell table:style-name="ce15" table:formula="of:=1-[.I16]/[.H16]" office:value-type="string" office:string-value="" calcext:value-type="error">
            <text:p>#DIV/0!</text:p>
          </table:table-cell>
          <table:table-cell table:style-name="ce15" table:number-columns-repeated="3"/>
          <table:table-cell table:number-columns-repeated="4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3H37M00S" calcext:value-type="time">
            <text:p>13:37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3H52M00S" calcext:value-type="time">
            <text:p>13:52:0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10" calcext:value-type="float">
            <text:p>-11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98" calcext:value-type="float">
            <text:p>-9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3H53M00S" calcext:value-type="time">
            <text:p>13:53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4H53M00S" calcext:value-type="time">
            <text:p>14:53:00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5" calcext:value-type="float">
            <text:p>-105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23]/[.D23]" office:value-type="float" office:value="0.970588235294118" calcext:value-type="float">
            <text:p>0,970588235294118</text:p>
          </table:table-cell>
          <table:table-cell table:style-name="ce8" table:number-columns-repeated="3"/>
          <table:table-cell table:style-name="ce17" table:formula="of:=1-[.I23]/[.H23]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4H58M00S" calcext:value-type="time">
            <text:p>14:58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5H13M00S" calcext:value-type="time">
            <text:p>15:13:0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8" calcext:value-type="float">
            <text:p>-108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5H14M00S" calcext:value-type="time">
            <text:p>15:14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14M00S" calcext:value-type="time">
            <text:p>16:14:00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3" calcext:value-type="float">
            <text:p>-103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2" calcext:value-type="float">
            <text:p>-102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28]/[.D28]" office:value-type="float" office:value="0.813559322033898" calcext:value-type="float">
            <text:p>0,813559322033898</text:p>
          </table:table-cell>
          <table:table-cell table:style-name="ce8" table:number-columns-repeated="3"/>
          <table:table-cell table:style-name="ce17" table:formula="of:=1-[.I28]/[.H28]" office:value-type="float" office:value="0.741071428571429" calcext:value-type="float">
            <text:p>0,741071428571429</text:p>
          </table:table-cell>
          <table:table-cell table:style-name="ce17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table:style-name="ce2"/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  <table:table-cell table:number-columns-repeated="4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2"/>
          <table:table-cell table:style-name="ce8" table:number-columns-repeated="4"/>
          <table:table-cell table:style-name="ce17" table:number-columns-repeated="4"/>
          <table:table-cell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2"/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2"/>
          <table:table-cell table:style-name="ce8" table:number-columns-repeated="4"/>
          <table:table-cell table:style-name="ce17" table:number-columns-repeated="4"/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33]/[.D33]" office:value-type="string" office:string-value="" calcext:value-type="error">
            <text:p>#DIV/0!</text:p>
          </table:table-cell>
          <table:table-cell table:style-name="ce8" table:number-columns-repeated="3"/>
          <table:table-cell table:style-name="ce17" table:formula="of:=1-[.I33]/[.H33]" office:value-type="string" office:string-value="" calcext:value-type="error">
            <text:p>#DIV/0!</text:p>
          </table:table-cell>
          <table:table-cell table:style-name="ce17" table:number-columns-repeated="3"/>
          <table:table-cell table:number-columns-repeated="4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3H37M00S" calcext:value-type="time">
            <text:p>13:37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3H52M00S" calcext:value-type="time">
            <text:p>13:5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3H53M00S" calcext:value-type="time">
            <text:p>13:53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4H53M00S" calcext:value-type="time">
            <text:p>14:53:0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4H58M00S" calcext:value-type="time">
            <text:p>14:58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5H13M00S" calcext:value-type="time">
            <text:p>15:13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5H14M00S" calcext:value-type="time">
            <text:p>15:14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14M00S" calcext:value-type="time">
            <text:p>16:14:00</text:p>
          </table:table-cell>
          <table:table-cell table:style-name="ce9" office:value-type="float" office:value="109" calcext:value-type="float">
            <text:p>109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table:style-name="ce2"/>
          <table:table-cell table:style-name="ce9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2"/>
          <table:table-cell table:style-name="ce9"/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2"/>
          <table:table-cell table:style-name="ce9" office:value-type="string" calcext:value-type="string">
            <text:p>-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2"/>
          <table:table-cell table:style-name="ce9"/>
          <table:table-cell/>
          <table:table-cell table:style-name="Default"/>
          <table:table-cell table:number-columns-repeated="9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Experiments with permanent broken limits</text:p>
          </table:table-cell>
          <table:covered-table-cell table:number-columns-repeated="3" table:style-name="Default"/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6H31M00S" calcext:value-type="time">
            <text:p>16:31: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37M00S" calcext:value-type="time">
            <text:p>16:37:00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10" calcext:value-type="float">
            <text:p>-11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38M00S" calcext:value-type="time">
            <text:p>16:38:00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43M00S" calcext:value-type="time">
            <text:p>16:43:00</text:p>
          </table:table-cell>
          <table:table-cell table:formula="of:=95+67" office:value-type="float" office:value="162" calcext:value-type="float">
            <text:p>162</text:p>
          </table:table-cell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table:style-name="ce6" office:value-type="float" office:value="-108" calcext:value-type="float">
            <text:p>-108</text:p>
          </table:table-cell>
          <table:table-cell table:style-name="ce15" table:formula="of:=26+111" office:value-type="float" office:value="137" calcext:value-type="float">
            <text:p>13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5" calcext:value-type="float">
            <text:p>-105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57]/[.D57]" office:value-type="float" office:value="0.888888888888889" calcext:value-type="float">
            <text:p>0,888888888888889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15" table:formula="of:=1-[.I57]/[.H57]" office:value-type="float" office:value="0.985401459854015" calcext:value-type="float">
            <text:p>0,985401459854015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6H50M00S" calcext:value-type="time">
            <text:p>16:50: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56M00S" calcext:value-type="time">
            <text:p>16:56:00</text:p>
          </table:table-cell>
          <table:table-cell office:value-type="float" office:value="108" calcext:value-type="float">
            <text:p>108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2" calcext:value-type="float">
            <text:p>-10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57M00S" calcext:value-type="time">
            <text:p>16:57:00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02M00S" calcext:value-type="time">
            <text:p>17:02:00</text:p>
          </table:table-cell>
          <table:table-cell office:value-type="float" office:value="158" calcext:value-type="float">
            <text:p>158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-102" calcext:value-type="float">
            <text:p>-102</text:p>
          </table:table-cell>
          <table:table-cell table:style-name="ce15" table:formula="of:=60+89" office:value-type="float" office:value="149" calcext:value-type="float">
            <text:p>149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106" calcext:value-type="float">
            <text:p>-106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62]/[.D62]" office:value-type="float" office:value="0.854430379746835" calcext:value-type="float">
            <text:p>0,854430379746835</text:p>
          </table:table-cell>
          <table:table-cell table:style-name="ce6"/>
          <table:table-cell/>
          <table:table-cell table:style-name="ce6"/>
          <table:table-cell table:style-name="ce15" table:formula="of:=1-[.I62]/[.H62]" office:value-type="float" office:value="0.785234899328859" calcext:value-type="float">
            <text:p>0,785234899328859</text:p>
          </table:table-cell>
          <table:table-cell table:style-name="ce15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7H12M00S" calcext:value-type="time">
            <text:p>17:12: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7H18M00S" calcext:value-type="time">
            <text:p>17:18:00</text:p>
          </table:table-cell>
          <table:table-cell office:value-type="float" office:value="101" calcext:value-type="float">
            <text:p>10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99" calcext:value-type="float">
            <text:p>-9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7H19M00S" calcext:value-type="time">
            <text:p>17:19:00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24M00S" calcext:value-type="time">
            <text:p>17:24:00</text:p>
          </table:table-cell>
          <table:table-cell table:formula="of:=57+101" office:value-type="float" office:value="158" calcext:value-type="float">
            <text:p>158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-100" calcext:value-type="float">
            <text:p>-100</text:p>
          </table:table-cell>
          <table:table-cell table:style-name="ce15" table:formula="of:=69+93" office:value-type="float" office:value="162" calcext:value-type="float">
            <text:p>16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97" calcext:value-type="float">
            <text:p>-97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67]/[.D67]" office:value-type="float" office:value="0.936708860759494" calcext:value-type="float">
            <text:p>0,936708860759494</text:p>
          </table:table-cell>
          <table:table-cell table:style-name="ce6"/>
          <table:table-cell/>
          <table:table-cell table:style-name="ce6"/>
          <table:table-cell table:style-name="ce15" table:formula="of:=1-[.I67]/[.H67]" office:value-type="float" office:value="0.950617283950617" calcext:value-type="float">
            <text:p>0,950617283950617</text:p>
          </table:table-cell>
          <table:table-cell table:style-name="ce15" table:number-columns-repeated="3"/>
          <table:table-cell table:number-columns-repeated="4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6H31M00S" calcext:value-type="time">
            <text:p>16:31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37M00S" calcext:value-type="time">
            <text:p>16:37:0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38M00S" calcext:value-type="time">
            <text:p>16:3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43M00S" calcext:value-type="time">
            <text:p>16:43:00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2" calcext:value-type="float">
            <text:p>-102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74]/[.D74]" office:value-type="float" office:value="0.707006369426752" calcext:value-type="float">
            <text:p>0,707006369426752</text:p>
          </table:table-cell>
          <table:table-cell table:style-name="ce8" table:number-columns-repeated="3"/>
          <table:table-cell table:style-name="ce17" table:formula="of:=1-[.I74]/[.H74]" office:value-type="float" office:value="0.739130434782609" calcext:value-type="float">
            <text:p>0,739130434782609</text:p>
          </table:table-cell>
          <table:table-cell table:style-name="ce17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6H50M00S" calcext:value-type="time">
            <text:p>16:50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56M00S" calcext:value-type="time">
            <text:p>16:56: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57M00S" calcext:value-type="time">
            <text:p>16:57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02M00S" calcext:value-type="time">
            <text:p>17:02: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79]/[.D79]" office:value-type="float" office:value="0.936842105263158" calcext:value-type="float">
            <text:p>0,936842105263158</text:p>
          </table:table-cell>
          <table:table-cell table:style-name="ce8" table:number-columns-repeated="3"/>
          <table:table-cell table:style-name="ce17" table:formula="of:=1-[.I79]/[.H79]" office:value-type="float" office:value="0.958762886597938" calcext:value-type="float">
            <text:p>0,958762886597938</text:p>
          </table:table-cell>
          <table:table-cell table:style-name="ce17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7H12M00S" calcext:value-type="time">
            <text:p>17:12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7H18M00S" calcext:value-type="time">
            <text:p>17:18: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7H19M00S" calcext:value-type="time">
            <text:p>17:19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24M00S" calcext:value-type="time">
            <text:p>17:24:00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01" calcext:value-type="float">
            <text:p>20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99" calcext:value-type="float">
            <text:p>-99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84]/[.D84]" office:value-type="float" office:value="0.985294117647059" calcext:value-type="float">
            <text:p>0,985294117647059</text:p>
          </table:table-cell>
          <table:table-cell table:style-name="ce8" table:number-columns-repeated="3"/>
          <table:table-cell table:style-name="ce17" table:formula="of:=1-[.I84]/[.H84]" office:value-type="float" office:value="0.975124378109453" calcext:value-type="float">
            <text:p>0,975124378109453</text:p>
          </table:table-cell>
          <table:table-cell table:style-name="ce17" table:number-columns-repeated="3"/>
          <table:table-cell table:number-columns-repeated="4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6H31M00S" calcext:value-type="time">
            <text:p>16:31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37M00S" calcext:value-type="time">
            <text:p>16:37:0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38M00S" calcext:value-type="time">
            <text:p>16:38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43M00S" calcext:value-type="time">
            <text:p>16:43:00</text:p>
          </table:table-cell>
          <table:table-cell table:style-name="ce9" office:value-type="float" office:value="41" calcext:value-type="float">
            <text:p>41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9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6H50M00S" calcext:value-type="time">
            <text:p>16:50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56M00S" calcext:value-type="time">
            <text:p>16:56:00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57M00S" calcext:value-type="time">
            <text:p>16:57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02M00S" calcext:value-type="time">
            <text:p>17:02:00</text:p>
          </table:table-cell>
          <table:table-cell table:style-name="ce9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7H12M00S" calcext:value-type="time">
            <text:p>17:1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7H18M00S" calcext:value-type="time">
            <text:p>17:18:00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7H19M00S" calcext:value-type="time">
            <text:p>17:19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24M00S" calcext:value-type="time">
            <text:p>17:24:00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0:44:41.676118206</meta:creation-date>
    <dc:date>2022-07-11T17:26:29.903970117</dc:date>
    <meta:editing-duration>PT3H29M58S</meta:editing-duration>
    <meta:editing-cycles>27</meta:editing-cycles>
    <meta:generator>LibreOffice/6.4.7.2$Linux_X86_64 LibreOffice_project/40$Build-2</meta:generator>
    <meta:document-statistic meta:table-count="1" meta:cell-count="629" meta:object-count="0"/>
  </office:meta>
</office:document-meta>
</file>